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codeSource">
      <style:text-properties fo:font-size="8pt" style:font-size-asian="8pt" style:font-size-complex="8pt"/>
    </style:style>
    <style:style style:name="P4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c4c38"/>
    </style:style>
    <style:style style:name="T3" style:family="text">
      <style:text-properties fo:color="#c9211e"/>
    </style:style>
    <style:style style:name="T4" style:family="text">
      <style:text-properties fo:color="#c9211e" officeooo:rsid="000c4c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 ;</text:p>
      <text:p text:style-name="P3"><text:tab/>int cpt=0;</text:p>
      <text:p text:style-name="P3"><text:tab/>pid1 = fork();</text:p>
      <text:p text:style-name="P3"><text:tab/>if ( pid1 == 0 ) <text:span text:style-name="T3">//</text:span><text:span text:style-name="T4">p2</text:span></text:p>
      <text:p text:style-name="P3"><text:tab/>{</text:p>
      <text:p text:style-name="P3"><text:tab/><text:tab/>cpt++;</text:p>
      <text:p text:style-name="P3"><text:tab/><text:tab/>pid2 = fork();</text:p>
      <text:p text:style-name="P3"><text:tab/><text:tab/>if ( pid2 == 0 ) <text:span text:style-name="T3">//</text:span><text:span text:style-name="T4">p3</text:span></text:p>
      <text:p text:style-name="P3"><text:tab/><text:tab/>{ </text:p>
      <text:p text:style-name="P3"><text:tab/><text:tab/><text:tab/>cpt++ ;</text:p>
      <text:p text:style-name="P3"><text:tab/><text:tab/><text:tab/>printf("dans petit fils cpt=%d a l'adresse %4X\n",cpt,&amp;cpt) ;</text:p>
      <text:p text:style-name="P3"><text:tab/><text:tab/>}</text:p>
      <text:p text:style-name="P3"><text:tab/><text:tab/>else <text:span text:style-name="T3">//</text:span><text:span text:style-name="T4">p2</text:span></text:p>
      <text:p text:style-name="P3"><text:tab/><text:tab/>{</text:p>
      <text:p text:style-name="P3"><text:tab/><text:tab/><text:tab/>cpt++ ;</text:p>
      <text:p text:style-name="P3"><text:tab/><text:tab/><text:tab/>printf("dans fils cpt=%d a l'adresse %4X\n",cpt,&amp;cpt) ;</text:p>
      <text:p text:style-name="P3"><text:tab/><text:tab/>}</text:p>
      <text:p text:style-name="P3"><text:tab/>}</text:p>
      <text:p text:style-name="P3"><text:tab/>else <text:span text:style-name="T3">//</text:span><text:span text:style-name="T4">p1</text:span></text:p>
      <text:p text:style-name="P3"><text:tab/>{</text:p>
      <text:p text:style-name="P3"><text:tab/><text:tab/>cpt++;</text:p>
      <text:p text:style-name="P3"><text:tab/><text:tab/>printf("dans pere cpt=%d a l'adresse %4X\n",cpt,&amp;cpt) ;</text:p>
      <text:p text:style-name="P3"><text:tab/>}</text:p>
      <text:p text:style-name="P3"><text:tab/>return EXIT_SUCCESS;</text:p>
      <text:p text:style-name="P3">}</text:p>
      <text:p text:style-name="P3"/>
      <text:p text:style-name="Standard"/>
      <text:list xml:id="list2086067063" text:style-name="L1">
        <text:list-item>
          <text:p text:style-name="P6">Que donne le programme ci-dessus ? pourquoi?</text:p>
        </text:list-item>
      </text:list>
      <text:p text:style-name="Standard"/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int main ( int argc, char *argv[] )</text:p>
      <text:p text:style-name="P3">{</text:p>
      <text:p text:style-name="P3"><text:tab/>int pid1,pid2;</text:p>
      <text:p text:style-name="P3"><text:tab/>pid1 = fork();</text:p>
      <text:p text:style-name="P3"><text:tab/>if ( pid1 == 0 )</text:p>
      <text:p text:style-name="P3"><text:tab/>{</text:p>
      <text:p text:style-name="P3"><text:tab/><text:tab/>boite("boite1","pid1=0");</text:p>
      <text:p text:style-name="P3"><text:tab/><text:tab/>pid2 = fork();</text:p>
      <text:p text:style-name="P3"><text:tab/><text:tab/>if ( pid2 == 0 )</text:p>
      <text:p text:style-name="P3"><text:tab/><text:tab/>{</text:p>
      <text:p text:style-name="P3"><text:tab/><text:tab/><text:tab/>boite("boite2","pid2=0");</text:p>
      <text:p text:style-name="P3"><text:tab/><text:tab/>}</text:p>
      <text:p text:style-name="P3"><text:tab/><text:tab/>else</text:p>
      <text:p text:style-name="P3"><text:tab/><text:tab/>{<text:tab/><text:tab/><text:tab/></text:p>
      <text:p text:style-name="P3"><text:tab/><text:tab/><text:tab/>boite("boite3","pid2&lt;&gt;0"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boite("boite4","pid1&lt;&gt;0");</text:p>
      <text:p text:style-name="P3"><text:tab/>}</text:p>
      <text:p text:style-name="P3"><text:tab/>return EXIT_SUCCESS;</text:p>
      <text:p text:style-name="P3">}</text:p>
      <text:p text:style-name="Standard">On veut afficher dans chaque boite le message suivant :</text:p>
      <text:p text:style-name="Standard"/>
      <text:p text:style-name="P1">"mon pid est <text:span text:style-name="T1">pid</text:span>, le pid de mon pere est <text:span text:style-name="T1">pidDuPere</text:span>"</text:p>
      <text:p text:style-name="Standard"/>
      <text:p text:style-name="Standard">où, <text:span text:style-name="T1">pid</text:span> est la valeur du pid du processus et <text:span text:style-name="T1">pidDuPere</text:span>, le pid du processus père.</text:p>
      <text:p text:style-name="Standard"/>
      <text:p text:style-name="P5">La fonction <text:span text:style-name="T1">getpid()</text:span> retourne la valeur du pid du processus courant.</text:p>
      <text:p text:style-name="Standard">La fonction <text:span text:style-name="T1">getppid()</text:span> retourne la valeur du pid du processus ayant engendré le processus courant.</text:p>
      <text:p text:style-name="Standard">Pour pouvoir utiliser ses fonctions, il faut inclure les bibliothèques suivantes :</text:p>
      <text:p text:style-name="P4">#include &lt;sys/types.h&gt;</text:p>
      <text:p text:style-name="P4">#include &lt;unistd.h&gt;</text:p>
      <text:p text:style-name="Standard"><text:span text:style-name="T1">getpid() </text:span>et <text:span text:style-name="T1">getppid()</text:span> retournent des entiers. </text:p>
      <text:p text:style-name="Standard">Le plus simple est donc d'utiliser la fonction <text:span text:style-name="T1">sprintf</text:span> afin de générer une chaîne de caractères correspondant à ce que nous voulons.</text:p>
      <text:p text:style-name="P2">Exemple d'utilisation :</text:p>
      <text:p text:style-name="P4">int val=13 ;</text:p>
      <text:p text:style-name="P4">char buffer[255] ;</text:p>
      <text:p text:style-name="P4">sprintf(buffer,"la valeur de val est %d",val) ;</text:p>
      <text:p text:style-name="P4">-&gt; buffer contient à présent : "la valeur de val est 13"</text:p>
      <text:p text:style-name="Standard"/>
      <text:list xml:id="list1430593851" text:style-name="L2">
        <text:list-item>
          <text:p text:style-name="P7">Modifier le programme précédent afin d'avoir le message attendu dans chacune des boites.</text:p>
        </text:list-item>
      </text:list>
      <text:p text:style-name="Standard"/>
      <text:list xml:id="list103927408385506" text:continue-numbering="true" text:style-name="L2">
        <text:list-item>
          <text:p text:style-name="P7">Ecrivez un programme où un processus génère deux processus fils et attend la fin de l'un d'eux avant d'afficher un message.</text:p>
        </text:list-item>
      </text:list>
      <text:p text:style-name="Standard"/>
      <text:list xml:id="list103927758169668" text:continue-numbering="true" text:style-name="L2">
        <text:list-item>
          <text:p text:style-name="P7">Idem mais le processus père attend la fin des deux fils.</text:p>
        </text:list-item>
      </text:list>
      <text:p text:style-name="Standard"/>
      <text:list xml:id="list103927234217102" text:continue-numbering="true" text:style-name="L2">
        <text:list-item>
          <text:p text:style-name="P7">Ecrivez un programme où un processus génère un processus fils et ce dernier attend la fin du père avant d'afficher un message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1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09-30T11:55:13</meta:creation-date>
    <dc:date>2020-09-29T10:39:26.258623985</dc:date>
    <meta:editing-cycles>17</meta:editing-cycles>
    <meta:editing-duration>PT1H51M</meta:editing-duration>
    <meta:document-statistic meta:table-count="0" meta:image-count="0" meta:object-count="0" meta:page-count="2" meta:paragraph-count="76" meta:word-count="353" meta:character-count="2085" meta:non-whitespace-character-count="1733"/>
    <meta:user-defined meta:name="Info 1"/>
    <meta:user-defined meta:name="Info 2"/>
    <meta:user-defined meta:name="Info 3"/>
    <meta:user-defined meta:name="Info 4"/>
  </office:meta>
</office:document-meta>
</file>